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3.76cm" fo:min-width="8.4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9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10.674cm"/>
    </style:style>
    <style:style style:name="gr5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3" fo:font-size="14pt" style:font-name-asian="Liberation Sans3" style:font-size-asian="14pt" style:font-name-complex="Liberation Sans3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99cm" svg:height="14.01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cm" svg:y1="8cm" svg:x2="10cm" svg:y2="8cm">
          <text:p/>
        </draw:line>
        <draw:frame draw:style-name="gr3" draw:text-style-name="P2" draw:layer="layout" svg:width="4.46cm" svg:height="0.878cm" svg:x="10.03cm" svg:y="8.022cm">
          <draw:text-box draw:corner-radius="0.8cm">
            <text:p><text:span text:style-name="T1">c= WindowSize/2 </text:span></text:p>
          </draw:text-box>
        </draw:frame>
        <draw:frame draw:style-name="gr4" draw:text-style-name="P2" draw:layer="layout" svg:width="11.174cm" svg:height="2.471cm" svg:x="1cm" svg:y="16.122cm">
          <draw:text-box>
            <text:p><text:span text:style-name="T1">Bottom Address :=a <text:s/></text:span><text:span text:style-name="T2">ϵ [0 : words_per_thread - 1]</text:span></text:p>
            <text:p><text:span text:style-name="T1">Top Address := b</text:span><text:span text:style-name="T1"><text:tab/></text:span><text:span text:style-name="T1"> <text:s text:c="5"/></text:span><text:span text:style-name="T2">ϵ [0 : words_per_thread - 1]</text:span></text:p>
            <text:p><text:span text:style-name="T1">Base Address := c <text:s text:c="3"/></text:span><text:span text:style-name="T2">ϵ [0 : WindowSize - 1]</text:span><text:span text:style-name="T1"> <text:s/></text:span></text:p>
          </draw:text-box>
        </draw:frame>
        <draw:line draw:style-name="gr5" draw:text-style-name="P1" draw:layer="layout" svg:x1="9.9cm" svg:y1="8cm" svg:x2="1cm" svg:y2="8cm">
          <text:p/>
        </draw:line>
        <draw:frame draw:style-name="gr6" draw:text-style-name="P3" draw:layer="layout" svg:width="7.043cm" svg:height="0.962cm" svg:x="2.5cm" svg:y="4cm">
          <draw:text-box>
            <text:p>[a : a+WindowSize/2-1]</text:p>
          </draw:text-box>
        </draw:frame>
        <draw:frame draw:style-name="gr7" draw:text-style-name="P3" draw:layer="layout" svg:width="6.352cm" svg:height="0.962cm" svg:x="2.5cm" svg:y="11cm">
          <draw:text-box>
            <text:p>[a*WindowSize/2 : b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8T16:17:35.632000000</meta:creation-date>
    <dc:date>2017-02-21T17:59:24.120000000</dc:date>
    <meta:editing-duration>PT33M56S</meta:editing-duration>
    <meta:editing-cycles>11</meta:editing-cycles>
    <meta:generator>LibreOffice/5.1.6.2$Windows_x86 LibreOffice_project/07ac168c60a517dba0f0d7bc7540f5afa45f0909</meta:generator>
    <meta:document-statistic meta:object-count="7"/>
  </office:meta>
</office:document-meta>
</file>